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22cm" svg:height="9.017cm" svg:x="20.18cm" svg:y="2.766cm">
            <draw:object draw:notify-on-update-of-ranges="Hoja1.B2:Hoja1.B5 Hoja1.E2:Hoja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amplitud generada</text:p>
          </table:table-cell>
          <table:table-cell/>
          <table:table-cell table:style-name="ce1" office:value-type="string" calcext:value-type="string">
            <text:p>amplitud pico a pico mV</text:p>
          </table:table-cell>
          <table:table-cell table:style-name="ce1" office:value-type="string" calcext:value-type="string">
            <text:p>amplitud pico </text:p>
          </table:table-cell>
          <table:table-cell office:value-type="string" calcext:value-type="string">
            <text:p>Ganancia amplitud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D2]/2" office:value-type="float" office:value="72" calcext:value-type="float">
            <text:p>72</text:p>
          </table:table-cell>
          <table:table-cell table:formula="of:=[.E2]/([.B2]*1000)" office:value-type="float" office:value="0.144" calcext:value-type="float">
            <text:p>0,14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D3]/2" office:value-type="float" office:value="36" calcext:value-type="float">
            <text:p>36</text:p>
          </table:table-cell>
          <table:table-cell table:formula="of:=[.E3]/([.B3]*1000)" office:value-type="float" office:value="0.144" calcext:value-type="float">
            <text:p>0,14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4]/2" office:value-type="float" office:value="18" calcext:value-type="float">
            <text:p>18</text:p>
          </table:table-cell>
          <table:table-cell table:formula="of:=[.E4]/([.B4]*1000)" office:value-type="float" office:value="0.144" calcext:value-type="float">
            <text:p>0,14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625" calcext:value-type="float">
            <text:p>0,06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5]/2" office:value-type="float" office:value="8.5" calcext:value-type="float">
            <text:p>8,5</text:p>
          </table:table-cell>
          <table:table-cell table:formula="of:=[.E5]/([.B5]*1000)" office:value-type="float" office:value="0.136" calcext:value-type="float">
            <text:p>0,13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D7]/2" office:value-type="float" office:value="52" calcext:value-type="float">
            <text:p>52</text:p>
          </table:table-cell>
          <table:table-cell table:formula="of:=[.E7]/([.B7]*1000)" office:value-type="float" office:value="0.104" calcext:value-type="float">
            <text:p>0,104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D8]/2" office:value-type="float" office:value="26" calcext:value-type="float">
            <text:p>26</text:p>
          </table:table-cell>
          <table:table-cell table:formula="of:=[.E8]/([.B8]*1000)" office:value-type="float" office:value="0.104" calcext:value-type="float">
            <text:p>0,104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D9]/2" office:value-type="float" office:value="13.5" calcext:value-type="float">
            <text:p>13,5</text:p>
          </table:table-cell>
          <table:table-cell table:formula="of:=[.E9]/([.B9]*1000)" office:value-type="float" office:value="0.108" calcext:value-type="float">
            <text:p>0,10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0625" calcext:value-type="float">
            <text:p>0,06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10]/2" office:value-type="float" office:value="6.5" calcext:value-type="float">
            <text:p>6,5</text:p>
          </table:table-cell>
          <table:table-cell table:formula="of:=[.E10]/([.B10]*1000)" office:value-type="float" office:value="0.104" calcext:value-type="float">
            <text:p>0,1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12]/2" office:value-type="float" office:value="17" calcext:value-type="float">
            <text:p>17</text:p>
          </table:table-cell>
          <table:table-cell table:formula="of:=[.E12]/([.B12]*1000)" office:value-type="float" office:value="0.034" calcext:value-type="float">
            <text:p>0,03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13]/2" office:value-type="float" office:value="9" calcext:value-type="float">
            <text:p>9</text:p>
          </table:table-cell>
          <table:table-cell table:formula="of:=[.E13]/([.B13]*1000)" office:value-type="float" office:value="0.036" calcext:value-type="float">
            <text:p>0,03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14]/2" office:value-type="float" office:value="4.5" calcext:value-type="float">
            <text:p>4,5</text:p>
          </table:table-cell>
          <table:table-cell table:formula="of:=[.E14]/([.B14]*1000)" office:value-type="float" office:value="0.036" calcext:value-type="float">
            <text:p>0,03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625" calcext:value-type="float">
            <text:p>0,06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5]/2" office:value-type="float" office:value="1.5" calcext:value-type="float">
            <text:p>1,5</text:p>
          </table:table-cell>
          <table:table-cell table:formula="of:=[.E15]/([.B15]*1000)" office:value-type="float" office:value="0.024" calcext:value-type="float">
            <text:p>0,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5:49:07.048233817</meta:creation-date>
    <dc:date>2023-09-26T16:16:57.564986144</dc:date>
    <meta:editing-duration>PT5M59S</meta:editing-duration>
    <meta:editing-cycles>1</meta:editing-cycles>
    <meta:document-statistic meta:table-count="1" meta:cell-count="6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9.018cm" xlink:href=".." xlink:type="simple" chart:class="chart:line" chart:style-name="ch1">
        <chart:title svg:x="6.353cm" svg:y="0.316cm" chart:style-name="ch2">
          <text:p>frecuencia 200k</text:p>
        </chart:title>
        <chart:legend chart:legend-position="end" svg:x="12.986cm" svg:y="4.21cm" style:legend-expansion="high" chart:style-name="ch3"/>
        <chart:plot-area chart:style-name="ch4" table:cell-range-address="Hoja1.B2:Hoja1.B5 Hoja1.E2:Hoja1.E5" chart:data-source-has-labels="column" svg:x="1.331cm" svg:y="1.275cm" svg:width="10.454cm" svg:height="7.563cm">
          <chartooo:coordinate-region svg:x="1.952cm" svg:y="1.475cm" svg:width="9.315cm" svg:height="6.716cm"/>
          <chart:axis chart:dimension="x" chart:name="primary-x" chart:style-name="ch5" chartooo:axis-type="auto">
            <chartooo:date-scale/>
            <chart:categories table:cell-range-address="Hoja1.B2:Hoja1.B5"/>
          </chart:axis>
          <chart:axis chart:dimension="x" chart:name="secondary-x" chart:style-name="ch6"/>
          <chart:axis chart:dimension="y" chart:name="primary-y" chart:style-name="ch5">
            <chart:title svg:x="0.451cm" svg:y="6.476cm" chart:style-name="ch7">
              <text:p>amplitud generada</text:p>
            </chart:title>
            <chart:grid chart:style-name="ch8" chart:class="major"/>
          </chart:axis>
          <chart:axis chart:dimension="y" chart:name="secondary-y" chart:style-name="ch6">
            <chart:title svg:x="12.105cm" svg:y="6.079cm" chart:style-name="ch7">
              <text:p>amplitud pico</text:p>
            </chart:title>
          </chart:axis>
          <chart:series chart:attached-axis="primary-y" chart:style-name="ch9" chart:values-cell-range-address="Hoja1.E2:Hoja1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Hoja1.B2:Hoja1.B5</svg:desc>
                </draw:g>
              </table:table-cell>
              <table:table-cell office:value-type="float" office:value="72">
                <text:p>72</text:p>
                <draw:g>
                  <svg:desc>Hoja1.E2:Hoja1.E5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